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text-properties style:font-name="Verdana" fo:font-weight="bold" style:font-weight-asian="bold" style:font-weight-complex="bold"/>
    </style:style>
    <style:style style:name="P3" style:family="paragraph" style:parent-style-name="Text_20_body">
      <style:text-properties style:font-name="Verdana" fo:font-size="10pt"/>
    </style:style>
    <style:style style:name="P4" style:family="paragraph" style:parent-style-name="Text_20_body">
      <style:text-properties style:font-name="Verdana"/>
    </style:style>
    <style:style style:name="P5" style:family="paragraph" style:parent-style-name="Heading_20_1">
      <style:text-properties style:font-name="Verdana" fo:font-size="10pt"/>
    </style:style>
    <style:style style:name="P6" style:family="paragraph" style:parent-style-name="Heading_20_2">
      <style:text-properties style:font-name="Verdana" fo:font-size="10pt"/>
    </style:style>
    <style:style style:name="P7" style:family="paragraph" style:parent-style-name="Text_20_body" style:list-style-name="L2"/>
    <style:style style:name="P8" style:family="paragraph" style:parent-style-name="Text_20_body" style:list-style-name="L3">
      <style:text-properties style:font-name="Verdana" fo:font-size="10pt"/>
    </style:style>
    <style:style style:name="P9" style:family="paragraph" style:parent-style-name="Text_20_body" style:list-style-name="L3">
      <style:text-properties style:font-name="Verdana"/>
    </style:style>
    <style:style style:name="P10" style:family="paragraph" style:parent-style-name="Text_20_body" style:list-style-name="L3"/>
    <style:style style:name="P11" style:family="paragraph" style:parent-style-name="Text_20_body" style:list-style-name="L3">
      <style:text-properties style:font-name="Verdana" fo:font-size="10pt" style:text-underline-style="solid" style:text-underline-width="auto" style:text-underline-color="font-color"/>
    </style:style>
    <style:style style:name="P12" style:family="paragraph" style:parent-style-name="Standard">
      <style:text-properties style:font-name="Verdana"/>
    </style:style>
    <style:style style:name="T1" style:family="text" style:parent-style-name="Strong_20_Emphasis">
      <style:text-properties style:font-name="Verdana" fo:font-size="14pt"/>
    </style:style>
    <style:style style:name="T2" style:family="text">
      <style:text-properties style:font-name="Verdana" fo:font-size="10pt"/>
    </style:style>
    <style:style style:name="T3" style:family="text">
      <style:text-properties fo:font-size="10pt"/>
    </style:style>
    <style:style style:name="T4" style:family="text" style:parent-style-name="Strong_20_Emphasis">
      <style:text-properties style:font-name="Verdana" fo:font-size="10pt"/>
    </style:style>
    <style:style style:name="T5" style:family="text" style:parent-style-name="Emphasis">
      <style:text-properties style:font-name="Verdana" fo:font-size="10pt"/>
    </style:style>
    <style:style style:name="T6" style:family="text" style:parent-style-name="Emphasis">
      <style:text-properties style:font-name="Verdana"/>
    </style:style>
    <style:style style:name="T7" style:family="text">
      <style:text-properties style:font-name="Verdana" fo:font-size="10pt" fo:font-weight="bold" style:font-weight-asian="bold" style:font-weight-complex="bold"/>
    </style:style>
    <style:style style:name="T8" style:family="text">
      <style:text-properties style:font-name="Verdana" fo:font-size="10pt"/>
    </style:style>
    <style:style style:name="T9" style:family="text">
      <style:text-properties style:text-underline-style="solid" style:text-underline-width="auto" style:text-underline-color="font-color"/>
    </style:style>
    <style:style style:name="T10" style:family="text" style:parent-style-name="Strong_20_Emphasis">
      <style:text-properties style:font-name="Verdana" fo:font-size="10pt" fo:font-weight="normal" style:font-weight-asian="normal"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IM</text:span><text:span text:style-name="T2"> </text:span></text:p>
      <text:p text:style-name="P2"> <text:span text:style-name="T3">What is it ?</text:span></text:p>
      <text:p text:style-name="P3">Zim is a personal communicator, a home instant messenger/streamer/broadcaster/multiplayer game platform server that runs on win/mac/linux and don't require any installation on the clients you'll invite.</text:p>
      <text:p text:style-name="P3">It integrates IM networks: MSN / AIM / ICQ / IRC and implements his own network based on JABBER. Zim can be compatible with VNC protocol too. Making screensharing a ...breeze... heheh..</text:p>
      <text:p text:style-name="P4"/>
      <text:p text:style-name="Text_20_body"><text:span text:style-name="T4">ZIM.SERVER –</text:span><text:span text:style-name="T2"> here will be making reference to the downloadble and install demanding software. It's based on Red5 (java) and the zim (Apollo?) GUI written in as3.</text:span></text:p>
      <text:p text:style-name="Text_20_body"><text:span text:style-name="T4">ZIM.PLAYER – </text:span><text:span text:style-name="T2">will make reference to the simple player that you can send to anyone to view in their flash player. No installation , just click the link and start “interacting”. This 3 person don't even need an account in any IM protocol.</text:span></text:p>
      <text:p text:style-name="Text_20_body"><text:span text:style-name="T4">ZIM.WEB-IM – </text:span><text:span text:style-name="T5">the zim homepage will host a simple version of ZIM.EXE that will allow you to connect to the jabber (probably problems with sandbox on ICQ/MSN) and use the basic features if you can't download the program where you are. The limitations are that you can't start videoconference rooms*, but you can be called from someone on ZIM.EXE, of couse.</text:span></text:p>
      <text:p text:style-name="Text_20_body"><text:span text:style-name="T6">So, zim is pretty much cross-plarform.</text:span></text:p>
      <text:p text:style-name="P4"> *Of couse this could be changed with some money, and it will be able to provide good quality audio and video for anyone on the internet, on our own servers. Its the next thing after youtube!</text:p>
      <text:h text:style-name="P5" text:outline-level="1">What is the big deal?</text:h>
      <text:p text:style-name="Text_20_body"><text:span text:style-name="T2">With </text:span><text:span text:style-name="T4">ZIM.SERVER</text:span><text:span text:style-name="T2"> you can message, audio talk, video talk, stream sound, stream video, play games </text:span><text:span text:style-name="T4">ON THE SAME TIME , WITH HOW MANY PEOPLE YOUR CONNECTION ALLOWS </text:span><text:span text:style-name="T2">(OR EVEN MORE*), this means with a ordinary 2Mbps home connection you can see, talk, interact, get listen to/with MORE THAN 40 PEOPLE simultaneous! AND ITS FREE!</text:span></text:p>
      <text:p text:style-name="P3">*You'll be able to rent and use “ready for you” servers that can make thousands of people access your stream</text:p>
      <text:h text:style-name="P5" text:outline-level="1">I have Zim, my friend don't, I can do this with everyone ? They need zim too ?</text:h>
      <text:p text:style-name="Text_20_body"><text:span text:style-name="T2">NO! You may be talking with someone that is on MSN, YAHOO or even EMAIL. With a button click, </text:span><text:span text:style-name="T4">ZIM.SERVER</text:span><text:span text:style-name="T2"> generates an URL address (to </text:span><text:span text:style-name="T4">ZIM.PLAYER)</text:span><text:span text:style-name="T2"> that you can send to anyone you want to . This person just need a browser and you guys can start video chating with no problems and no costs! You can even start a game , like defy someone in a chess or play some cards, </text:span><text:span text:style-name="T4">WITH VIDEO</text:span><text:span text:style-name="T2">! Call your best partners over the world for a poker game as everyone watch and listen to everyone. </text:span><text:span text:style-name="T4">JUST ONE PERSON NEEDS ZIM INSTALLED.</text:span></text:p>
      <text:p text:style-name="P4"> </text:p>
      <text:h text:style-name="P6" text:outline-level="2">My radio? My tv station?</text:h>
      <text:p text:style-name="Text_20_body"><text:span text:style-name="T2">YES! With </text:span><text:span text:style-name="T4">ZIM.EXE</text:span><text:span text:style-name="T2"> you can just drag a video and start </text:span><text:span text:style-name="T4">STREAMING* it to a friend,</text:span><text:span text:style-name="T2"> this means there is </text:span><text:span text:style-name="T7">no download, you both go watching the movie in real time</text:span><text:span text:style-name="T2"> with time control bar.</text:span></text:p>
      <text:p text:style-name="P3">You can do the same with MP3 files.</text:p>
      <text:p text:style-name="Text_20_body"><text:span text:style-name="T4">You can even record what is going on in you pc! And watch later.</text:span></text:p>
      <text:p text:style-name="Text_20_body"><text:span text:style-name="T4"/></text:p>
      <text:p text:style-name="Text_20_body"><text:span text:style-name="T4">*MP3 are ok.. maybe FFMPEG for all kind of non-flv videos.</text:span></text:p>
      <text:p text:style-name="Text_20_body"><text:span text:style-name="T4"/></text:p>
      <text:p text:style-name="Text_20_body"><text:span text:style-name="T4">The pros</text:span></text:p>
      <text:p text:style-name="Text_20_body"><text:span text:style-name="T4"/></text:p>
      <text:list text:style-name="L2">
        <text:list-item>
          <text:p text:style-name="P7"><text:span text:style-name="T4">Full themes can be made in minutes.</text:span></text:p>
        </text:list-item>
        <text:list-item>
          <text:p text:style-name="P7"><text:span text:style-name="T4">Everyone can write a new game and start to play, 0 installation</text:span></text:p>
        </text:list-item>
        <text:list-item>
          <text:p text:style-name="P7"><text:span text:style-name="T4">All this video/audio/game thing is (hopefully) MAC/WIN/LINUX</text:span></text:p>
        </text:list-item>
        <text:list-item>
          <text:p text:style-name="P7"><text:span text:style-name="T4">Drawpad</text:span></text:p>
          <text:p text:style-name="P7"><text:span text:style-name="T4"/></text:p>
        </text:list-item>
      </text:list>
      <text:h text:style-name="P5" text:outline-level="1">More cool functions</text:h>
      <text:list text:style-name="L3">
        <text:list-item>
          <text:p text:style-name="P8">All program is based on one css file , an interface inside the program can help the user generates one .css for his unique visual experience</text:p>
        </text:list-item>
        <text:list-item>
          <text:p text:style-name="P8">The text window is htmltext + css , witch means we can make great styles for showing the messages, and include photographs on the message:One idea: “photo on enter” one a person hits enter to send a message we take one snapshot of the cam and attach in the beggining of the message. Its your really own “smile” = ) or got image files from the user to use as templates</text:p>
        </text:list-item>
        <text:list-item>
          <text:p text:style-name="P8">push to talk button</text:p>
        </text:list-item>
        <text:list-item>
          <text:p text:style-name="P8">The normal chat text window can receive and show jpgs, pngs, gifs, swf files without need of an external app</text:p>
        </text:list-item>
        <text:list-item>
          <text:p text:style-name="P8">Video files too hehe</text:p>
        </text:list-item>
        <text:list-item>
          <text:p text:style-name="P8">ZIM.SERVER can work as the server for your own videochat room in you blog/flog/ whatever... discuss with your visitors realtime....they will login to your IM!! xD</text:p>
        </text:list-item>
        <text:list-item>
          <text:p text:style-name="P9">“<text:span text:style-name="T3">My topics” - using the zim network, we plan to extend the ammount of information someone can publish on his IM, and another ZIM.EXE user can expand the contact and see the extra info , something like</text:span></text:p>
        </text:list-item>
        <text:list-item>
          <text:p text:style-name="P10"><text:span text:style-name="T2">nickname (</text:span><text:a xlink:type="simple" xlink:href="mailto:mail@im"><text:span text:style-name="T8">mail@im</text:span></text:a><text:span text:style-name="T2">)</text:span></text:p>
          <text:p text:style-name="P8">topics streaming photo</text:p>
        </text:list-item>
        <text:list-item>
          <text:p text:style-name="P8"><text:span text:style-name="T9">i'm working now </text:span> <text:span text:style-name="T9">audio</text:span> (from mp3) (PHOTO)</text:p>
        </text:list-item>
        <text:list-item>
          <text:p text:style-name="P11">tomorrow party on the pub!</text:p>
        </text:list-item>
        <text:list-item>
          <text:p text:style-name="P11">I'm selling my 20gb ipod</text:p>
        </text:list-item>
        <text:list-item>
          <text:p text:style-name="P11">Listen those mp3 of my friends rock'n roll band</text:p>
        </text:list-item>
      </text:list>
      <text:p text:style-name="P3">Clicking on each of this links on the interface will lead you to send a message about that subject, retrieve what is being streamed, etc</text:p>
      <text:p text:style-name="P3"/>
      <text:p text:style-name="P3"/>
      <text:p text:style-name="P3"/>
      <text:p text:style-name="P3">This project is being developed by:</text:p>
      <text:p text:style-name="P3"/>
      <text:p text:style-name="P3">Flash:</text:p>
      <text:p text:style-name="P3">Marcos Augusto Guidorizzi Piccinini<text:line-break/>chadart at gmail dot com<text:line-break/>Developer, Menthor and Project Manager</text:p>
      <text:p text:style-name="P3"/>
      <text:p text:style-name="P3">Java:</text:p>
      <text:p text:style-name="Text_20_body"><text:span text:style-name="T5">Leidson Campos Ferreira<text:line-break/>PopolonY2k (at SourceForge.net)</text:span><text:span text:style-name="T2"><text:line-break/></text:span><text:span text:style-name="T10">Developer, Menthor and Project Manager</text:span></text:p>
      <text:p text:style-name="P4"> </text:p>
      <text:p text:style-name="Text_20_body"><text:span text:style-name="T4">If you want to help, contact us ...mailist..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nofxxxx</meta:initial-creator>
    <meta:creation-date>2006-11-13T21:04:35</meta:creation-date>
    <dc:creator>nofxxxx</dc:creator>
    <dc:date>2006-11-18T15:57:03</dc:date>
    <dc:language>pt-BR</dc:language>
    <meta:editing-cycles>3</meta:editing-cycles>
    <meta:editing-duration>PT23M27S</meta:editing-duration>
    <meta:user-defined meta:name="Info 1"/>
    <meta:user-defined meta:name="Info 2"/>
    <meta:user-defined meta:name="Info 3"/>
    <meta:user-defined meta:name="Info 4"/>
    <meta:document-statistic meta:table-count="0" meta:image-count="0" meta:object-count="0" meta:page-count="3" meta:paragraph-count="47" meta:word-count="819" meta:character-count="4591"/>
  </office:meta>
</office:document-meta>
</file>